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8cm" style:rel-column-width="6814*"/>
    </style:style>
    <style:style style:name="Tableau1.B" style:family="table-column">
      <style:table-column-properties style:column-width="4.42cm" style:rel-column-width="10457*"/>
    </style:style>
    <style:style style:name="Tableau1.C" style:family="table-column">
      <style:table-column-properties style:column-width="1.109cm" style:rel-column-width="2624*"/>
    </style:style>
    <style:style style:name="Tableau1.D" style:family="table-column">
      <style:table-column-properties style:column-width="3.731cm" style:rel-column-width="8826*"/>
    </style:style>
    <style:style style:name="Tableau1.E" style:family="table-column">
      <style:table-column-properties style:column-width="5.399cm" style:rel-column-width="12773*"/>
    </style:style>
    <style:style style:name="Tableau1.F" style:family="table-column">
      <style:table-column-properties style:column-width="10.162cm" style:rel-column-width="24041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7" style:family="table-row">
      <style:table-row-properties style:min-row-height="1.275cm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5cm" fo:margin-left="0cm" table:align="left" style:writing-mode="lr-tb"/>
    </style:style>
    <style:style style:name="Tableau4.A" style:family="table-column">
      <style:table-column-properties style:column-width="2.094cm"/>
    </style:style>
    <style:style style:name="Tableau4.B" style:family="table-column">
      <style:table-column-properties style:column-width="1.905cm"/>
    </style:style>
    <style:style style:name="Tableau4.C" style:family="table-column">
      <style:table-column-properties style:column-width="2.21cm"/>
    </style:style>
    <style:style style:name="Tableau4.D" style:family="table-column">
      <style:table-column-properties style:column-width="3.198cm"/>
    </style:style>
    <style:style style:name="Tableau4.E" style:family="table-column">
      <style:table-column-properties style:column-width="4.987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69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rsid="00574721" officeooo:paragraph-rsid="0057472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P5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6" style:family="paragraph" style:parent-style-name="Footnote">
      <style:text-properties style:font-name="Arial" fo:font-size="8pt" style:font-size-asian="8pt" style:font-size-complex="8pt"/>
    </style:style>
    <style:style style:name="P7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14" style:family="paragraph" style:parent-style-name="Standard">
      <style:paragraph-properties fo:break-before="page"/>
      <style:text-properties style:font-name="Arial" fo:font-size="11pt" officeooo:paragraph-rsid="00ab90e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16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8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1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d02e77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Arial" fo:font-size="10pt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/>
    </style:style>
    <style:style style:name="P62" style:family="paragraph" style:parent-style-name="Standard">
      <style:text-properties officeooo:paragraph-rsid="00922276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4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65" style:family="paragraph" style:parent-style-name="Standard">
      <style:text-properties style:font-name="Arial" fo:font-size="11pt" style:font-size-asian="11pt" style:font-size-complex="11pt"/>
    </style:style>
    <style:style style:name="P66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7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68" style:family="paragraph" style:parent-style-name="Standard">
      <style:paragraph-properties fo:text-align="center" style:justify-single-word="false"/>
      <style:text-properties fo:color="#c9211e" loext:opacity="100%" style:font-name="Arial" fo:font-size="24pt" fo:font-weight="bold" officeooo:rsid="00b8fc71" officeooo:paragraph-rsid="00c0c24f" style:font-size-asian="24pt" style:font-weight-asian="bold" style:font-size-complex="2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edf97" officeooo:paragraph-rsid="00bedf97" style:font-size-asian="10pt" style:font-weight-asian="normal" style:font-size-complex="10pt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d90c5e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officeooo:rsid="000bf3ed"/>
    </style:style>
    <style:style style:name="T11" style:family="text">
      <style:text-properties officeooo:rsid="00ce8489"/>
    </style:style>
    <style:style style:name="T12" style:family="text">
      <style:text-properties officeooo:rsid="00e3d00f"/>
    </style:style>
    <style:style style:name="T13" style:family="text">
      <style:text-properties officeooo:rsid="00654fdb"/>
    </style:style>
    <style:style style:name="T14" style:family="text">
      <style:text-properties officeooo:rsid="0064d1a6"/>
    </style:style>
    <style:style style:name="T15" style:family="text">
      <style:text-properties officeooo:rsid="0011c909"/>
    </style:style>
    <style:style style:name="T16" style:family="text">
      <style:text-properties officeooo:rsid="0013f2f6"/>
    </style:style>
    <style:style style:name="T17" style:family="text">
      <style:text-properties officeooo:rsid="001baebc"/>
    </style:style>
    <style:style style:name="T18" style:family="text">
      <style:text-properties fo:font-size="8pt" officeooo:rsid="001d6a5a" fo:background-color="transparent" loext:char-shading-value="0" style:font-size-asian="8pt" style:font-size-complex="8pt"/>
    </style:style>
    <style:style style:name="T19" style:family="text">
      <style:text-properties fo:font-size="8pt" officeooo:rsid="0011c909" fo:background-color="transparent" loext:char-shading-value="0" style:font-size-asian="8pt" style:font-size-complex="8pt"/>
    </style:style>
    <style:style style:name="T20" style:family="text">
      <style:text-properties fo:font-size="8pt" officeooo:rsid="001d2f95" fo:background-color="transparent" loext:char-shading-value="0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b8393c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62715b"/>
    </style:style>
    <style:style style:name="T30" style:family="text">
      <style:text-properties officeooo:rsid="00669e81"/>
    </style:style>
    <style:style style:name="T31" style:family="text">
      <style:text-properties officeooo:rsid="00781aa5"/>
    </style:style>
    <style:style style:name="T32" style:family="text">
      <style:text-properties officeooo:rsid="00794ba6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9a18a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ac8705"/>
    </style:style>
    <style:style style:name="T38" style:family="text">
      <style:text-properties officeooo:rsid="00b00739"/>
    </style:style>
    <style:style style:name="T39" style:family="text">
      <style:text-properties officeooo:rsid="00b2a76d"/>
    </style:style>
    <style:style style:name="T40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1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officeooo:rsid="0041b2b7"/>
    </style:style>
    <style:style style:name="T43" style:family="text">
      <style:text-properties officeooo:rsid="005d5549"/>
    </style:style>
    <style:style style:name="T44" style:family="text">
      <style:text-properties fo:font-weight="normal" officeooo:rsid="0064d1a6" style:font-weight-asian="normal" style:font-weight-complex="normal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47" style:family="text">
      <style:text-properties officeooo:rsid="00cdfab0"/>
    </style:style>
    <style:style style:name="T48" style:family="text">
      <style:text-properties style:use-window-font-color="true" loext:opacity="0%" fo:language="fr" fo:country="F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30">Entreprise /</text:p>
            <text:p text:style-name="P30">Etablissement</text:p>
          </table:table-cell>
          <table:table-cell table:style-name="Tableau1.A1" office:value-type="string">
            <text:p text:style-name="P15">{mycompany_name}</text:p>
          </table:table-cell>
          <table:table-cell table:style-name="Tableau1.A1" office:value-type="string">
            <text:p text:style-name="P31">Réf. UT</text:p>
          </table:table-cell>
          <table:table-cell table:style-name="Tableau1.A1" office:value-type="string">
            <text:p text:style-name="P15">{reference}</text:p>
          </table:table-cell>
          <table:table-cell table:style-name="Tableau1.A1" office:value-type="string">
            <text:p text:style-name="P29">Signaler un accident ou un problème</text:p>
          </table:table-cell>
          <table:table-cell table:style-name="Tableau1.F1" table:number-rows-spanned="7" office:value-type="string">
            <text:p text:style-name="P12">{photo}</text:p>
          </table:table-cell>
        </table:table-row>
        <table:table-row table:style-name="Tableau1.2">
          <table:table-cell table:style-name="Tableau1.A2" office:value-type="string">
            <text:p text:style-name="P26">Nom <text:span text:style-name="T37">UT</text:span></text:p>
          </table:table-cell>
          <table:table-cell table:style-name="Tableau1.A2" table:number-columns-spanned="3" office:value-type="string">
            <text:p text:style-name="P33">{nom}</text:p>
          </table:table-cell>
          <table:covered-table-cell/>
          <table:covered-table-cell/>
          <table:table-cell table:style-name="Tableau1.A2" office:value-type="string">
            <text:p text:style-name="P69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27">Description</text:p>
          </table:table-cell>
          <table:table-cell table:style-name="Tableau1.A2" table:number-rows-spanned="5" table:number-columns-spanned="3" office:value-type="string">
            <text:p text:style-name="P32">{description}</text:p>
          </table:table-cell>
          <table:covered-table-cell/>
          <table:covered-table-cell/>
          <table:table-cell table:style-name="Tableau1.A2" office:value-type="string">
            <text:p text:style-name="P34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28">Responsable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35">{securityResponsible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59">Pompiers</text:p>
          </table:table-cell>
          <table:covered-table-cell table:style-name="Tableau1.F1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8">18</text:p>
          </table:table-cell>
          <table:covered-table-cell table:style-name="Tableau1.F1"/>
        </table:table-row>
      </table:table>
      <text:p text:style-name="P16"/>
      <text:p text:style-name="P16">Liste des <text:span text:style-name="T17">signalisations</text:span><text:span text:style-name="T17"><text:note text:id="ftn1" text:note-class="footnote"><text:note-citation>1</text:note-citation><text:note-body><text:p text:style-name="P6">En fonction des réglages cette liste contient les <text:span text:style-name="T32">signalisations</text:span> de l'unité de travail, les <text:span text:style-name="T32">signalisations</text:span> hérité<text:span text:style-name="T32">e</text:span>s, les <text:span text:style-name="T32">signalisations </text:span>partagé<text:span text:style-name="T32">e</text:span>s.</text:p></text:note-body></text:note></text:span> pour <text:span text:style-name="T15">cette unité de travail :</text:span></text:p>
      <text:p text:style-name="P1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1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8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9">urce inrs</text:span></text:a><text:span text:style-name="T20">)</text:span></text:p>
            </table:table-cell>
            <table:table-cell table:style-name="Table1.B1" office:value-type="string">
              <text:p text:style-name="P43">Pict. Sig</text:p>
            </table:table-cell>
          </table:table-row>
        </table:table-header-rows>
        <table:table-row>
          <table:table-cell table:style-name="Table1.A2" office:value-type="string">
            <text:p text:style-name="P60">[!-- BEGIN row.affectedRecommandation --] {recommandationComment}</text:p>
          </table:table-cell>
          <table:table-cell table:style-name="Table1.B2" office:value-type="string">
            <text:p text:style-name="P61">{recommandation_photo}</text:p>
            <text:p text:style-name="P61">{recommandationName}</text:p>
            <text:p text:style-name="P61">[!-- END row.affectedRecommandation --]</text:p>
          </table:table-cell>
        </table:table-row>
      </table:table>
      <text:p text:style-name="P10"/>
      <text:p text:style-name="P10">Liste des risques<text:note text:id="ftn2" text:note-class="footnote"><text:note-citation>2</text:note-citation><text:note-body><text:p text:style-name="P5">En fonction des réglages cette liste contient les risques de l'unité de travail, les risques hérités, les risques partagés.</text:p></text:note-body></text:note> associés à <text:span text:style-name="T30">l'</text:span><text:span text:style-name="T38">U</text:span>nité <text:span text:style-name="T16">de </text:span><text:span text:style-name="T38">T</text:span><text:span text:style-name="T16">ravail </text:span><text:span text:style-name="T38">(UT) </text:span><text:span text:style-name="T16">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ext:soft-page-break/>
          <table:table-row>
            <table:table-cell table:style-name="Tableau3.A1" office:value-type="string">
              <text:p text:style-name="P63"><text:span text:style-name="T29">S</text:span><text:note text:id="ftn3" text:note-class="footnote"><text:note-citation>3</text:note-citation><text:note-body><text:p text:style-name="P9">Numéro unique désignant <text:span text:style-name="T13">SX pour l’établissement, UTX pour les unités de travail, GPX pour les groupements, RKX pour les risques, RAX pour l’évaluation du risque noté dans la colonne Cot.</text:span></text:p></text:note-body></text:note><text:span text:style-name="T29">-U</text:span>T-GP</text:p>
            </table:table-cell>
            <table:table-cell table:style-name="Tableau3.A1" office:value-type="string">
              <text:p text:style-name="P45">Id <text:span text:style-name="T22">RA</text:span></text:p>
            </table:table-cell>
            <table:table-cell table:style-name="Tableau3.A1" office:value-type="string">
              <text:p text:style-name="P47">Cot<text:span text:style-name="T48"><text:note text:id="ftn4" text:note-class="footnote"><text:note-citation>4</text:note-citation><text:note-body><text:p text:style-name="P8">Cotation du risque trié par ordre décroissant</text:p></text:note-body></text:note></text:span></text:p>
            </table:table-cell>
            <table:table-cell table:style-name="Tableau3.A1" office:value-type="string">
              <text:p text:style-name="P48">Risques</text:p>
            </table:table-cell>
            <table:table-cell table:style-name="Tableau3.A1" office:value-type="string">
              <text:p text:style-name="P48">Description du risque</text:p>
            </table:table-cell>
            <table:table-cell table:style-name="Tableau3.A1" office:value-type="string">
              <text:p text:style-name="P45"><text:span text:style-name="T47">Informations sur</text:span><text:span text:style-name="T27"> </text:span>l'<text:span text:style-name="T27">évaluation</text:span></text:p>
            </table:table-cell>
            <table:table-cell table:style-name="Tableau3.G1" office:value-type="string">
              <text:p text:style-name="P58">Plan d’action<text:span text:style-name="T26">s</text:span></text:p>
            </table:table-cell>
          </table:table-row>
        </table:table-header-rows>
        <table:table-row>
          <table:table-cell table:style-name="Tableau3.A2" office:value-type="string">
            <text:p text:style-name="P54">[!-- BEGIN row.risk4 --]{nomElement}</text:p>
          </table:table-cell>
          <table:table-cell table:style-name="Tableau3.B2" office:value-type="string">
            <text:p text:style-name="P54">{identifiantRisque}</text:p>
          </table:table-cell>
          <table:table-cell table:style-name="Tableau3.C2" office:value-type="string">
            <text:p text:style-name="P54">{quotationRisque}</text:p>
          </table:table-cell>
          <table:table-cell table:style-name="Tableau3.D2" office:value-type="string">
            <text:p text:style-name="P3">{nomDanger}</text:p>
            <text:p text:style-name="P4">{nomPicto}</text:p>
          </table:table-cell>
          <table:table-cell table:style-name="Tableau3.E2" office:value-type="string">
            <text:p text:style-name="P56">{descriptionRisque}</text:p>
          </table:table-cell>
          <table:table-cell table:style-name="Tableau3.F2" office:value-type="string">
            <text:p text:style-name="P17">{commentaireEvaluation}</text:p>
          </table:table-cell>
          <table:table-cell table:style-name="Tableau3.G2" office:value-type="string">
            <text:p text:style-name="P52"><text:span text:style-name="T41">⌛</text:span><text:span text:style-name="T14"> Actions en cours :</text:span></text:p>
            <text:p text:style-name="P10">{actionPreventionUncompleted}</text:p>
            <text:p text:style-name="P53"/>
            <text:p text:style-name="P51"><text:span text:style-name="T40">✓</text:span> Action<text:span text:style-name="T42">s</text:span> <text:span text:style-name="T43">terminées</text:span> :</text:p>
            <text:p text:style-name="P53"><text:span text:style-name="T45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54">[!-- BEGIN row.risk3 --]{nomElement}</text:p>
          </table:table-cell>
          <table:table-cell table:style-name="Tableau3.B3" office:value-type="string">
            <text:p text:style-name="P54">{identifiantRisque}</text:p>
          </table:table-cell>
          <table:table-cell table:style-name="Tableau3.C3" office:value-type="string">
            <text:p text:style-name="P54">{quotationRisque}</text:p>
          </table:table-cell>
          <table:table-cell table:style-name="Tableau3.D3" office:value-type="string">
            <text:p text:style-name="P3">{nomDanger}</text:p>
            <text:p text:style-name="P4">{nomPicto}</text:p>
          </table:table-cell>
          <table:table-cell table:style-name="Tableau3.E3" office:value-type="string">
            <text:p text:style-name="P56">{descriptionRisque}</text:p>
          </table:table-cell>
          <table:table-cell table:style-name="Tableau3.F3" office:value-type="string">
            <text:p text:style-name="P17">{commentaireEvaluation}</text:p>
          </table:table-cell>
          <table:table-cell table:style-name="Tableau3.G3" office:value-type="string">
            <text:p text:style-name="P52"><text:span text:style-name="T41">⌛</text:span><text:span text:style-name="T14"> Actions en cours :</text:span></text:p>
            <text:p text:style-name="P10">{actionPreventionUncompleted}</text:p>
            <text:p text:style-name="P53"/>
            <text:p text:style-name="P51"><text:span text:style-name="T40">✓</text:span> Action<text:span text:style-name="T42">s</text:span> <text:span text:style-name="T43">terminées</text:span> :</text:p>
            <text:p text:style-name="P36"><text:span text:style-name="T45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54">[!-- BEGIN row.risk2 --]{nomElement}</text:p>
          </table:table-cell>
          <table:table-cell table:style-name="Tableau3.B4" office:value-type="string">
            <text:p text:style-name="P54">{identifiantRisque}</text:p>
          </table:table-cell>
          <table:table-cell table:style-name="Tableau3.C4" office:value-type="string">
            <text:p text:style-name="P54">{quotationRisque}</text:p>
          </table:table-cell>
          <table:table-cell table:style-name="Tableau3.D4" office:value-type="string">
            <text:p text:style-name="P3">{nomDanger}</text:p>
            <text:p text:style-name="P4">{nomPicto}</text:p>
          </table:table-cell>
          <table:table-cell table:style-name="Tableau3.E4" office:value-type="string">
            <text:p text:style-name="P56">{descriptionRisque}</text:p>
          </table:table-cell>
          <table:table-cell table:style-name="Tableau3.F4" office:value-type="string">
            <text:p text:style-name="P17">{commentaireEvaluation}</text:p>
          </table:table-cell>
          <table:table-cell table:style-name="Tableau3.G4" office:value-type="string">
            <text:p text:style-name="P52"><text:span text:style-name="T41">⌛</text:span><text:span text:style-name="T14"> Actions en cours :</text:span></text:p>
            <text:p text:style-name="P10">{actionPreventionUncompleted}</text:p>
            <text:p text:style-name="P50"/>
            <text:p text:style-name="P51"><text:span text:style-name="T40">✓</text:span> Action<text:span text:style-name="T42">s</text:span> <text:span text:style-name="T43">terminées</text:span> :</text:p>
            <text:p text:style-name="P53"><text:span text:style-name="T46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54">[!-- BEGIN row.risk1 --]{nomElement}</text:p>
          </table:table-cell>
          <table:table-cell table:style-name="Tableau3.B5" office:value-type="string">
            <text:p text:style-name="P54">{identifiantRisque}</text:p>
          </table:table-cell>
          <table:table-cell table:style-name="Tableau3.C5" office:value-type="string">
            <text:p text:style-name="P54">{quotationRisque}</text:p>
          </table:table-cell>
          <table:table-cell table:style-name="Tableau3.D5" office:value-type="string">
            <text:p text:style-name="P3">{nomDanger}</text:p>
            <text:p text:style-name="P4">{nomPicto}</text:p>
          </table:table-cell>
          <table:table-cell table:style-name="Tableau3.E5" office:value-type="string">
            <text:p text:style-name="P56">{descriptionRisque}</text:p>
          </table:table-cell>
          <table:table-cell table:style-name="Tableau3.F5" office:value-type="string">
            <text:p text:style-name="P17">{commentaireEvaluation}</text:p>
          </table:table-cell>
          <table:table-cell table:style-name="Tableau3.G5" office:value-type="string">
            <text:p text:style-name="P52"><text:span text:style-name="T41">⌛</text:span><text:span text:style-name="T44"> </text:span><text:span text:style-name="T14">Actions en cours :</text:span></text:p>
            <text:p text:style-name="P10">{actionPreventionUncompleted}</text:p>
            <text:p text:style-name="P53"/>
            <text:p text:style-name="P51"><text:span text:style-name="T40">✓</text:span> Action<text:span text:style-name="T42">s</text:span> <text:span text:style-name="T43">terminées</text:span> :</text:p>
            <text:p text:style-name="P53"><text:span text:style-name="T46">{actionPreventionCompleted}</text:span><text:span text:style-name="T1">[!-- END row.risk1 --]</text:span></text:p>
          </table:table-cell>
        </table:table-row>
      </table:table>
      <text:p text:style-name="P13"/>
      <text:p text:style-name="P14"/>
      <text:p text:style-name="P13">Liste des personnes ci dessous étaient présentes lors de l'évaluation, elles ont été impliqués dans la démarche de mise en place du Document Unique.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46">S – UT ou GP</text:p>
            </table:table-cell>
            <table:table-cell table:style-name="Tableau4.A1" office:value-type="string">
              <text:p text:style-name="P46">Id. <text:span text:style-name="T31">Eva</text:span><text:note text:id="ftn5" text:note-class="footnote"><text:note-citation>5</text:note-citation><text:note-body><text:p text:style-name="P7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6">Date entretien</text:p>
            </table:table-cell>
            <table:table-cell table:style-name="Tableau4.A1" office:value-type="string">
              <text:p text:style-name="P46">Durée entretien</text:p>
            </table:table-cell>
            <table:table-cell table:style-name="Tableau4.A1" office:value-type="string">
              <text:p text:style-name="P46">Nom</text:p>
            </table:table-cell>
            <table:table-cell table:style-name="Tableau4.A1" office:value-type="string">
              <text:p text:style-name="P46">Prénom</text:p>
            </table:table-cell>
            <table:table-cell table:style-name="Tableau4.G1" office:value-type="string">
              <text:p text:style-name="P49">Poste/Fon<text:span text:style-name="T35">c</text:span>tion</text:p>
            </table:table-cell>
          </table:table-row>
        </table:table-header-rows>
        <table:table-row>
          <table:table-cell table:style-name="Tableau4.A2" office:value-type="string">
            <text:p text:style-name="P55">[!-- BEGIN row.utilisateursPresents --]{nomElement}</text:p>
          </table:table-cell>
          <table:table-cell table:style-name="Tableau4.B2" office:value-type="string">
            <text:p text:style-name="P55">{idUtilisateur}</text:p>
          </table:table-cell>
          <table:table-cell table:style-name="Tableau4.C2" office:value-type="string">
            <text:p text:style-name="P57">{dateAffectationUtilisateur}</text:p>
          </table:table-cell>
          <table:table-cell table:style-name="Tableau4.D2" office:value-type="string">
            <text:p text:style-name="P55">{dureeEntretien}</text:p>
          </table:table-cell>
          <table:table-cell table:style-name="Tableau4.E2" office:value-type="string">
            <text:p text:style-name="P55">{nomUtilisateur}</text:p>
          </table:table-cell>
          <table:table-cell table:style-name="Tableau4.F2" office:value-type="string">
            <text:p text:style-name="P55">{prenomUtilisateur}</text:p>
          </table:table-cell>
          <table:table-cell table:style-name="Tableau4.G2" office:value-type="string">
            <text:p text:style-name="P55">{travailUtilisateur}[!-- END row.utilisateursPresents --]</text:p>
          </table:table-cell>
        </table:table-row>
      </table:table>
      <text:p text:style-name="P18"/>
      <text:p text:style-name="P18">Liste des <text:span text:style-name="T4">accid</text:span><text:span text:style-name="T5">e</text:span><text:span text:style-name="T4">nt</text:span><text:span text:style-name="T6">s</text:span>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9">Id. <text:span text:style-name="T28">AT/MP</text:span></text:p>
            </table:table-cell>
            <table:table-cell table:style-name="Tableau2.A1" office:value-type="string">
              <text:p text:style-name="P40">Nbre jours AT</text:p>
            </table:table-cell>
            <table:table-cell table:style-name="Tableau2.C1" office:value-type="string">
              <text:p text:style-name="P20"><text:span text:style-name="T23">Description </text:span><text:span text:style-name="T24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37">[!-- BEGIN row.affectedAccident --]{identifiantAccident} - {AccidentName}</text:p>
          </table:table-cell>
          <table:table-cell table:style-name="Tableau2.B2" office:value-type="string">
            <text:p text:style-name="P37">{AccidentWorkStopDays}</text:p>
          </table:table-cell>
          <table:table-cell table:style-name="Tableau2.C2" office:value-type="string">
            <text:p text:style-name="P37">{AccidentComment} [!-- END row.affectedAccident --]</text:p>
          </table:table-cell>
        </table:table-row>
      </table:table>
      <text:p text:style-name="P11"/>
      <text:p text:style-name="P11">Liste des <text:span text:style-name="T39">registres santé-sécurité (</text:span><text:span text:style-name="T7">tickets</text:span><text:span text:style-name="T8">)</text:span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2"><text:span text:style-name="T34">N°</text:span> ticket</text:p>
            </table:table-cell>
            <table:table-cell table:style-name="Tableau5.A1" office:value-type="string">
              <text:p text:style-name="P23">Tags/catégories</text:p>
            </table:table-cell>
            <table:table-cell table:style-name="Tableau5.A1" office:value-type="string">
              <text:p text:style-name="P23">Date création</text:p>
            </table:table-cell>
            <table:table-cell table:style-name="Tableau5.A1" office:value-type="string">
              <text:p text:style-name="P41">Sujet</text:p>
            </table:table-cell>
            <table:table-cell table:style-name="Tableau5.A1" office:value-type="string">
              <text:p text:style-name="P42">Message initial</text:p>
            </table:table-cell>
            <table:table-cell table:style-name="Tableau5.A1" office:value-type="string">
              <text:p text:style-name="P25">Progression</text:p>
            </table:table-cell>
            <table:table-cell table:style-name="Tableau5.G1" office:value-type="string">
              <text:p text:style-name="P24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8">[!-- BEGIN row.tickets --]{refticket}</text:p>
          </table:table-cell>
          <table:table-cell table:style-name="Tableau5.B2" office:value-type="string">
            <text:p text:style-name="P38">{categories}</text:p>
          </table:table-cell>
          <table:table-cell table:style-name="Tableau5.C2" office:value-type="string">
            <text:p text:style-name="P38">{creation_date}</text:p>
          </table:table-cell>
          <table:table-cell table:style-name="Tableau5.D2" office:value-type="string">
            <text:p text:style-name="P38">{subject}</text:p>
          </table:table-cell>
          <table:table-cell table:style-name="Tableau5.E2" office:value-type="string">
            <text:p text:style-name="P38">{message}</text:p>
          </table:table-cell>
          <table:table-cell table:style-name="Tableau5.F2" office:value-type="string">
            <text:p text:style-name="P44">{progress}</text:p>
          </table:table-cell>
          <table:table-cell table:style-name="Tableau5.G2" office:value-type="string">
            <text:p text:style-name="P38"><text:span text:style-name="T36">{status}</text:span> [!-- END row.tickets --]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language="zxx" fo:country="none" officeooo:rsid="00d90c5e" style:language-asian="zxx" style:country-asian="none" style:language-complex="zxx" style:country-complex="none"/>
    </style:style>
    <style:style style:name="MT4" style:family="text">
      <style:text-properties officeooo:rsid="000bf3ed"/>
    </style:style>
    <style:style style:name="MT5" style:family="text">
      <style:text-properties officeooo:rsid="00ce8489"/>
    </style:style>
    <style:style style:name="MT6" style:family="text">
      <style:text-properties officeooo:rsid="00e3d00f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3.102cm" svg:y="0.03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e l'Unité de Travail - (UT)</text:span><text:span text:style-name="MT1"><text:tab/><text:tab/></text:span><text:a xlink:type="simple" xlink:href="https://www.digirisk.com/" office:target-frame-name="_blank" xlink:show="new" text:style-name="Internet_20_link" text:visited-style-name="Visited_20_Internet_20_Link"><text:span text:style-name="MT3">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5</text:span><text:span text:style-name="MT4">.</text:span><text:span text:style-name="MT6">1</text:span><text:span text:style-name="MT4"> - </text:span><text:span text:style-name="MT6">20240405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3H18M10S</meta:editing-duration>
    <meta:editing-cycles>301</meta:editing-cycles>
    <meta:generator>LibreOffice/7.6.6.3$Windows_X86_64 LibreOffice_project/d97b2716a9a4a2ce1391dee1765565ea469b0ae7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4-04-28T00:41:16.144000000</dc:date>
    <meta:document-statistic meta:table-count="6" meta:image-count="1" meta:object-count="0" meta:page-count="3" meta:paragraph-count="120" meta:word-count="406" meta:character-count="3334" meta:non-whitespace-character-count="3059"/>
    <meta:user-defined meta:name="Langue">Francais</meta:user-defined>
    <meta:user-defined meta:name="URL">www.digirisk.com</meta:user-defined>
  </office:meta>
</office:document-meta>
</file>